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français-french"/>Français / French<text:bookmark-end text:name="français-french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Français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Français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Français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Français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Français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